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Client.TF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Client.receiveFile( String filename , int mode , OutputStream output , String host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TPClient.sendFile( String filename , int mode , InputStream input , String host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Client.receiveFile( String filename , int mode , OutputStream output ,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Client.sendFile( String filename , int mode , InputStream input ,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Client.sendFile( String filename , int mode , InputStream input , InetAddress host , int por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6">
            <text:p text:style-name="Table_20_Contents">136</text:p>
          </table:table-cell>
        </table:table-row>
        <table:table-row>
          <table:table-cell office:value-type="string">
            <text:p text:style-name="Table_20_Contents">TFTPClient.receiveFile( String filename , int mode , OutputStream output , InetAddress host , int por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TFTPClient.getMaxTime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Client.receiveFile( String filename , int mode , OutputStream output ,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TPClient.setMaxTimeouts( int numTimeou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FTPClient.sendFile( String filename , int mode , InputStream input ,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